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7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8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28cm">
          <draw:text-box>
            <text:p text:style-name="P1"><text:span text:style-name="T1">HYMN #410</text:span></text:p>
            <text:p text:style-name="P1"><text:span text:style-name="T2">”</text:span><text:span text:style-name="T3">Within the Father's Hous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4">1. </text:span><text:span text:style-name="T5">Within the Father’s house</text:span><text:span text:style-name="T5"><text:line-break/></text:span><text:span text:style-name="T5">The Son has found His home,</text:span><text:span text:style-name="T5"><text:line-break/></text:span><text:span text:style-name="T5">And to His temple suddenly</text:span><text:span text:style-name="T5"><text:line-break/></text:span><text:span text:style-name="T5">The Lord of life has com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4">2. </text:span><text:span text:style-name="T5">The doctors of the Law</text:span><text:span text:style-name="T5"><text:line-break/></text:span><text:span text:style-name="T5">Gaze on the wondrous child</text:span><text:span text:style-name="T5"><text:line-break/></text:span><text:span text:style-name="T5">And marvel at His gracious words</text:span><text:span text:style-name="T5"><text:line-break/></text:span><text:span text:style-name="T5">Of wisdom undefil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4">3. </text:span><text:span text:style-name="T5">Yet not to them is giv’n</text:span><text:span text:style-name="T5"><text:line-break/></text:span><text:span text:style-name="T5">The mighty truth to know,</text:span><text:span text:style-name="T5"><text:line-break/></text:span><text:span text:style-name="T5">To lift the earthly veil that hides</text:span><text:span text:style-name="T5"><text:line-break/></text:span><text:span text:style-name="T5">Incarnate God belo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4">4. </text:span><text:span text:style-name="T5">The secret of the Lord</text:span><text:span text:style-name="T5"><text:line-break/></text:span><text:span text:style-name="T5">Escapes each human eye,</text:span><text:span text:style-name="T5"><text:line-break/></text:span><text:span text:style-name="T5">And faithful pond’ring hearts await</text:span><text:span text:style-name="T5"><text:line-break/></text:span><text:span text:style-name="T5">The full epiphan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4">5.</text:span><text:span text:style-name="T4"><text:tab/></text:span><text:span text:style-name="T5">Lord, visit Thou our souls</text:span></text:p>
            <text:p text:style-name="P1"><text:span text:style-name="T5">And teach us by Thy grace</text:span><text:span text:style-name="T5"><text:line-break/></text:span><text:span text:style-name="T5">Each dim revealing of Thyself</text:span><text:span text:style-name="T5"><text:line-break/></text:span><text:span text:style-name="T5">With loving awe to trac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6" draw:layer="layout" svg:width="25.654cm" svg:height="12.131cm" svg:x="1.27cm" svg:y="0.762cm">
          <draw:text-box>
            <text:p text:style-name="P1"><text:span text:style-name="T4">6. </text:span><text:span text:style-name="T5">Till we behold Thy face</text:span><text:span text:style-name="T5"><text:line-break/></text:span><text:span text:style-name="T5">And know as we are known</text:span><text:span text:style-name="T5"><text:line-break/></text:span><text:span text:style-name="T5">Thee, Father, Son, and Holy Ghost,</text:span><text:span text:style-name="T5"><text:line-break/></text:span><text:span text:style-name="T5">Coequal Three in One.</text:span></text:p>
            <text:p text:style-name="P1"><text:span text:style-name="T6"/></text:p>
            <text:p text:style-name="P5"><text:span text:style-name="T7"/></text:p>
            <text:p text:style-name="P5"><text:span text:style-name="T8">Public domain</text:span></text:p>
            <text:p text:style-name="P5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2T20:41:49.813000000</meta:creation-date>
    <dc:title>Hymn template</dc:title>
    <meta:editing-duration>PT16M59S</meta:editing-duration>
    <meta:editing-cycles>4</meta:editing-cycles>
    <meta:generator>LibreOffice/6.0.7.3$Windows_X86_64 LibreOffice_project/dc89aa7a9eabfd848af146d5086077aeed2ae4a5</meta:generator>
    <meta:initial-creator>Arthur Hoch</meta:initial-creator>
    <dc:date>2019-01-13T11:11:50.903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1-02T20:41:49.516000000"/>
  </office:meta>
</office:document-meta>
</file>